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d0d" officeooo:paragraph-rsid="000bad0d"/>
    </style:style>
    <style:style style:name="P2" style:family="paragraph" style:parent-style-name="Standard">
      <style:text-properties fo:font-size="14pt" fo:font-weight="bold" officeooo:rsid="000ca52c" officeooo:paragraph-rsid="000ca52c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0398in" fo:margin-bottom="0.0398in" loext:contextual-spacing="false"/>
      <style:text-properties fo:font-weight="bold" officeooo:rsid="000bad0d" officeooo:paragraph-rsid="000bad0d" style:font-weight-asian="bold" style:font-weight-complex="bold"/>
    </style:style>
    <style:style style:name="P4" style:family="paragraph" style:parent-style-name="Standard">
      <style:paragraph-properties fo:margin-top="0.0398in" fo:margin-bottom="0.0398in" loext:contextual-spacing="false"/>
      <style:text-properties fo:font-weight="normal" officeooo:rsid="000bad0d" officeooo:paragraph-rsid="000bad0d" style:font-weight-asian="normal" style:font-weight-complex="normal"/>
    </style:style>
    <style:style style:name="P5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/>
      <style:text-properties officeooo:rsid="000bad0d" officeooo:paragraph-rsid="000bad0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ca5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 Februari 2017</text:p>
      <text:p text:style-name="P2">Silabus Pemasaran dan Marketing</text:p>
      <text:p text:style-name="P1"/>
      <text:p text:style-name="P3">1. Peranan pasar dan ruang lingkup pemasaran dan manajemen pemasaran</text:p>
      <text:p text:style-name="P3">2. Pengembangan strategi perusahaan dan strategi serta perencanaan pemasaran</text:p>
      <text:p text:style-name="P5">&gt; Pemasaran dan nilai pelanggan</text:p>
      <text:p text:style-name="P5">&gt; Strategi perusahaan dan peranan pemasaran</text:p>
      <text:p text:style-name="P5">&gt; Perencanaan strategi unit bisnis</text:p>
      <text:p text:style-name="P5">&gt; Perancanaan pemasaran</text:p>
      <text:p text:style-name="P5">&gt; Mengelola usaha pemasaran</text:p>
      <text:p text:style-name="P3">3. Analisis lingkungan pemasaran dan pengumpulan informasi: estimasi permintaan</text:p>
      <text:p text:style-name="P3"><text:tab/>&gt; <text:span text:style-name="T1">Pendekatan system dalam pemasaran</text:span></text:p>
      <text:p text:style-name="P3"><text:span text:style-name="T1"><text:tab/>&gt; Lingkungan pemasaran mikro (pemasok, perantaran, pelanggan, pesaing)</text:span></text:p>
      <text:p text:style-name="P3"><text:span text:style-name="T1"><text:tab/>&gt; Lingkungan pemasaran makro (demografi, ekonomi, teknologi, sosial budaya, dll)</text:span></text:p>
      <text:p text:style-name="P3"><text:span text:style-name="T1"><text:tab/>&gt; Intelijen pemasaran</text:span></text:p>
      <text:p text:style-name="P3">4. Sistem informasi pemasaran dan riset pemasaran</text:p>
      <text:p text:style-name="P4"><text:tab/>&gt; Komponen sistem informasi pemasaran modern</text:p>
      <text:p text:style-name="P4"><text:tab/>&gt; Riset pemasaran</text:p>
      <text:p text:style-name="P4"><text:tab/>&gt; Sistem informasi riset pemasaran</text:p>
      <text:p text:style-name="P4"><text:tab/>&gt; Proses riset pemasaran</text:p>
      <text:p text:style-name="P3">5. Pasar konsumen dan perilaku konsumen individual</text:p>
      <text:p text:style-name="P3"><text:tab/><text:span text:style-name="T1">&gt; Model perilaku konsumen</text:span></text:p>
      <text:p text:style-name="P3"><text:span text:style-name="T1"><text:tab/>&gt; Karakteristik yang mempengaruhi pembelian</text:span></text:p>
      <text:p text:style-name="P3"><text:span text:style-name="T1"><text:tab/>&gt; Proses keputusan</text:span></text:p>
      <text:p text:style-name="P3">6. Pasar bisnis dan perilaku konsumen bisnis</text:p>
      <text:p text:style-name="P3"><text:span text:style-name="T1"><text:tab/>&gt; Model perilaku konsumen</text:span></text:p>
      <text:p text:style-name="P3"><text:span text:style-name="T1"><text:tab/>&gt; Karakteristik yang mempengaruhi pembelian</text:span></text:p>
      <text:p text:style-name="P3"><text:span text:style-name="T1"><text:tab/>&gt; Proses keputusan pembelian</text:span></text:p>
      <text:p text:style-name="P3"><text:span text:style-name="T1"><text:tab/>&gt; Pasar bisnis</text:span></text:p>
      <text:p text:style-name="P3">7. Segmentasi dan target pasar</text:p>
      <text:p text:style-name="P3"><text:span text:style-name="T1"><text:tab/>&gt; Bisnis untuk segmentasi pasar konsumen</text:span></text:p>
      <text:p text:style-name="P3"><text:span text:style-name="T1"><text:tab/>&gt; Basis untuk segmentasi pasar bisnis</text:span></text:p>
      <text:p text:style-name="P3">8 . Produk, jasa dan merek</text:p>
      <text:p text:style-name="P3">9. Pengembangan produk dan daur hidup produk</text:p>
      <text:p text:style-name="P3">10. Strategi penetapan harga</text:p>
      <text:p text:style-name="P3">11. Saluran pemasaran terintegrasi</text:p>
      <text:p text:style-name="P3">12. Manajemen retail, pedagang besar dan logistik</text:p>
      <text:p text:style-name="P3">13. Merancang strategi komunikasi pemasaran yang terintegrasi</text:p>
      <text:p text:style-name="P3"><text:soft-page-break/>14. <text:span text:style-name="T2">Pengumpulan dan presentasi tug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20:16:39.306748516</meta:creation-date>
    <dc:date>2017-02-20T20:34:16.213364025</dc:date>
    <meta:editing-duration>PT1M41S</meta:editing-duration>
    <meta:editing-cycles>1</meta:editing-cycles>
    <meta:document-statistic meta:table-count="0" meta:image-count="0" meta:object-count="0" meta:page-count="2" meta:paragraph-count="38" meta:word-count="208" meta:character-count="1494" meta:non-whitespace-character-count="1307"/>
    <meta:generator>LibreOffice/5.1.4.2$Linux_X86_64 LibreOffice_project/10m0$Build-2</meta:generator>
  </office:meta>
</office:document-meta>
</file>